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300000157175E5481BCFC0F5C.png" manifest:media-type="image/png"/>
  <manifest:file-entry manifest:full-path="Pictures/10000201000003E30000029FB6B9390291C14DF6.png" manifest:media-type="image/png"/>
  <manifest:file-entry manifest:full-path="Pictures/100002010000036D000001F10D165342EF66FAF8.png" manifest:media-type="image/png"/>
  <manifest:file-entry manifest:full-path="Pictures/10000201000003350000007A770545E5743E2305.png" manifest:media-type="image/png"/>
  <manifest:file-entry manifest:full-path="Pictures/10000201000005680000024371B07DBB2C93206F.png" manifest:media-type="image/png"/>
  <manifest:file-entry manifest:full-path="Pictures/100002010000046F000000ECC6C35304607E30F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337" officeooo:paragraph-rsid="0000b3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DA LAB 3(Hadoop Commands)</text:p>
      <text:p text:style-name="P1">MUSKAN GUPTA</text:p>
      <text:p text:style-name="P1">1BM19CS091</text:p>
      <text:p text:style-name="P1"/>
      <text:p text:style-name="P1"><draw:frame draw:style-name="fr1" draw:name="Image1" text:anchor-type="paragraph" svg:width="17.59cm" svg:height="7.357cm" draw:z-index="0"><draw:image xlink:href="Pictures/10000201000005680000024371B07DBB2C93206F.png" xlink:type="simple" xlink:show="embed" xlink:actuate="onLoad" loext:mime-type="image/png"/></draw:frame></text:p>
      <text:p text:style-name="P1"><draw:frame draw:style-name="fr1" draw:name="Image2" text:anchor-type="paragraph" svg:width="17.59cm" svg:height="11.86cm" draw:z-index="1"><draw:image xlink:href="Pictures/10000201000003E30000029FB6B9390291C14DF6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3" text:anchor-type="paragraph" svg:width="17.59cm" svg:height="9.968cm" draw:z-index="2"><draw:image xlink:href="Pictures/100002010000036D000001F10D165342EF66FAF8.png" xlink:type="simple" xlink:show="embed" xlink:actuate="onLoad" loext:mime-type="image/png"/></draw:frame><text:soft-page-break/></text:p>
      <text:p text:style-name="P1"><draw:frame draw:style-name="fr1" draw:name="Image4" text:anchor-type="paragraph" svg:width="17.59cm" svg:height="3.657cm" draw:z-index="3"><draw:image xlink:href="Pictures/100002010000046F000000ECC6C35304607E30FC.png" xlink:type="simple" xlink:show="embed" xlink:actuate="onLoad" loext:mime-type="image/png"/></draw:frame></text:p>
      <text:p text:style-name="P1"><draw:frame draw:style-name="fr1" draw:name="Image5" text:anchor-type="paragraph" svg:width="17.59cm" svg:height="2.612cm" draw:z-index="4"><draw:image xlink:href="Pictures/10000201000003350000007A770545E5743E2305.png" xlink:type="simple" xlink:show="embed" xlink:actuate="onLoad" loext:mime-type="image/png"/></draw:frame></text:p>
      <text:p text:style-name="P1"><draw:frame draw:style-name="fr1" draw:name="Image6" text:anchor-type="paragraph" svg:width="17.59cm" svg:height="6.593cm" draw:z-index="5"><draw:image xlink:href="Pictures/100002010000039300000157175E5481BCFC0F5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1T15:15:07.006779521</meta:creation-date>
    <dc:date>2022-06-01T15:25:40.572091854</dc:date>
    <meta:editing-duration>PT23S</meta:editing-duration>
    <meta:editing-cycles>1</meta:editing-cycles>
    <meta:document-statistic meta:table-count="0" meta:image-count="6" meta:object-count="0" meta:page-count="3" meta:paragraph-count="3" meta:word-count="7" meta:character-count="48" meta:non-whitespace-character-count="44"/>
    <meta:generator>LibreOffice/6.2.8.2$Linux_X86_64 LibreOffice_project/20$Build-2</meta:generator>
  </office:meta>
</office:document-meta>
</file>